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 <text:span text:style-name="T1">(</text:span>события через &lt;10 - ? 3-5-лучше&gt; лет после Обмена): </text:p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22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8-е июля — прибытие в Груммингтон</text:p>
      <text:p text:style-name="P1">9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0:39.16</meta:creation-date>
    <dc:date>2017-06-04T14:25:44.79</dc:date>
    <dc:creator>макс </dc:creator>
    <meta:editing-duration>PT4M23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31" meta:word-count="293" meta:character-count="1757"/>
  </office:meta>
</office:document-meta>
</file>